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wfrp-brödtext" style:list-style-name="L1"/>
    <style:style style:name="P2" style:family="paragraph" style:parent-style-name="wfrp-brödtext" style:list-style-name="L1">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3" style:family="paragraph" style:parent-style-name="wfrp-brödtext" style:list-style-name="L1">
      <style:paragraph-properties fo:break-before="auto" fo:break-after="auto"/>
    </style:style>
    <style:style style:name="P4"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5" style:family="paragraph" style:parent-style-name="FAB-Överrubrik" style:master-page-name="Standard">
      <style:paragraph-properties style:page-number="auto"/>
      <style:text-properties style:font-name-asian="Hammersmith One" style:font-name-complex="Hammersmith One"/>
    </style:style>
    <style:style style:name="P6" style:family="paragraph" style:parent-style-name="wfrp-rubrik-2">
      <style:text-properties fo:color="#ff3333"/>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4" style:family="text">
      <style:text-properties style:text-line-through-style="none" fo:font-style="normal" style:text-underline-style="solid" style:text-underline-width="auto" style:text-underline-color="font-color"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5" style:family="text">
      <style:text-properties style:text-line-through-style="none" fo:font-style="italic" style:text-underline-style="none" fo:font-weight="normal" style:font-name-asian="Averia Serif Libre" style:font-size-asian="10pt" style:font-style-asian="italic" style:font-weight-asian="normal" style:font-name-complex="Averia Serif Libre" style:font-size-complex="10pt" style:font-style-complex="italic" style:font-weight-complex="normal"/>
    </style:style>
    <style:style style:name="T6" style:family="text">
      <style:text-properties fo:background-color="#ffff00"/>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
      <text:p text:style-name="wfrp-rubrik">FARMAKON</text:p>
      <text:p text:style-name="wfrp-sub-rubrik"/>
      <text:section text:style-name="Sect1" text:name="Område1">
        <text:h text:style-name="wfrp-rubrik-1" text:outline-level="10"><text:bookmark text:name="docs-internal-guid-3318dad5-694b-5837-663f-cbbb8075cebf"/>A DAY LATE A SHILLING SHORT</text:h>
        <text:p text:style-name="wfrp-brödtext">Du anlände till Übersreik som den vagabond du är. Även om det inte ligger dig för slog du temporärt rot i staden och tog anställning hos Lord <text:span text:style-name="T2">Rickard Aschaffenberg</text:span>. </text:p>
        <text:p text:style-name="wfrp-brödtext">Lorden har använt dina berättelser som en sorts omvärldsanalys för att hålla sig ajour med händelser runt om i Imperiet.</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Dieter Pantke, Finn Fester, Viktor Kozlov (RIP) och Husk Fritjof.</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inn Fester och du själv utses som “ledare” för detta uppdrag.</text:p>
        <text:h text:style-name="wfrp-rubrik-2" text:outline-level="10">En stulen bok</text:h>
        <text:p text:style-name="wfrp-brödtext"><text:bookmark text:name="docs-internal-guid-aeb1bb1d-6965-eae9-cfa8-46f2c6a1d6cc"/>Utöver uppdraget ovan så får du en bok skickad till sig från Stromdorfs borgmästare, <text:span text:style-name="T2">Philip Adler</text:span>. Boken verkar ha stulits av <text:span text:style-name="T2">Niklas Schulmann</text:span> och tillhör en Light Wizard vid namn Luminary <text:span text:style-name="T2">Konrad Mauer</text:span>. Adler vill att du tar boken till dess rättmätiga ägare i Averheim.</text:p>
        <text:h text:style-name="wfrp-rubrik-2" text:outline-level="10">The Sun Society</text:h>
        <text:p text:style-name="wfrp-brödtext">Du har lyckats få kontakt (via brevkorrespondens och med hjälp av din läromästare inom magisk skolning) med ett sällskap eller ”herrklubb” i Averheim, <text:span text:style-name="T1">The Sun Society</text:span>. Klubben är ett beläst och akademiskt sällskap som träffas på värdshuset <text:span text:style-name="T1">The Journeys End</text:span> i Averheim med jämna mellanrum för att diskutera tingens ordning. En av medlemmarna, en Light Wizard vid namn Luminary <text:span text:style-name="T2">Konrad Mauer</text:span>, har läst en av dina essäer och vill träffa dig för att diskutera detta närmare.</text:p>
        <text:list xml:id="list3324898552372419946" text:style-name="L1">
          <text:list-item>
            <text:p text:style-name="P3">Vad handlade din essä om?</text:p>
          </text:list-item>
          <text:list-item>
            <text:p text:style-name="P1">Vad är din åsikt om Luminary Konrad Mauer?</text:p>
          </text:list-item>
        </text:list>
        <text:h text:style-name="wfrp-rubrik-2" text:outline-level="10">Vad är din åsikt?</text:h>
        <text:p text:style-name="wfrp-brödtext">Vidare har du tagit del av ett, av <text:span text:style-name="T1">The Sun Society</text:span> publicerat, alster betitlat <text:span text:style-name="T1">”The Power of the Gods: How the Gods affect the Winds of Magic”</text:span>, skrivet av <text:span text:style-name="T2">Robertus von Oppenheim</text:span>, en lärd man från Middenheim.</text:p>
        <text:list xml:id="list1368433881" text:continue-numbering="true" text:style-name="L1">
          <text:list-item>
            <text:p text:style-name="P3">Vad är din ställning i frågan och till verket i fråga?</text:p>
          </text:list-item>
          <text:list-item>
            <text:p text:style-name="P1">Varför skulle <text:span text:style-name="T1">The Sun Society</text:span> vara intresserad av din åsikt i frågan?</text:p>
          </text:list-item>
        </text:list>
        <text:h text:style-name="wfrp-rubrik-2" text:outline-level="10">MILF </text:h>
        <text:p text:style-name="wfrp-brödtext">Under dina eskapader i Averheim har du kommit i kontakt med en <text:span text:style-name="T2">Cruella von Ville</text:span> - en uttråkad hustru till en tråkig (men duktig) handelsman. Cruella verkar vara lite mer än lovligt förtjust i dig (åtminstone är hon förtjust i den uppmärksamhet hon får när en alv är med henne) och efter en middag hamnar ni i säng och bolar!</text:p>
        <text:list xml:id="list1019180467" text:continue-numbering="true" text:style-name="L1">
          <text:list-item>
            <text:p text:style-name="P3"><text:soft-page-break/>Det <text:span text:style-name="T3">verkar</text:span> som om kvinnans man misstänker något. Kanske någon på <text:span text:style-name="T1">The Journeys Rest</text:span> som har skvallrat om ert snusk? Hur ska du ta dig ur det här utomäktenskapliga och rasmixiga förhållandet? Vill du det ens?</text:p>
          </text:list-item>
          <text:list-item>
            <text:p text:style-name="P1">Cruella verkar ha fått händerna på biljetter till utställningen <text:span text:style-name="T1">The Southland Expedition</text:span>. Dock verkar det som om du måste ställa upp som någon form av “apan i buren” åt Cruella för att du ska få händerna på en biljett. Är det värt förödmjukelsen? Var går Farmakons gräns?</text:p>
          </text:list-item>
          <text:list-item>
            <text:p text:style-name="P1">Tänker du försöka lappa ihop din relation med Cruella efter ert senaste gräl?</text:p>
          </text:list-item>
        </text:list>
        <text:h text:style-name="wfrp-rubrik-2" text:outline-level="10">Svartkonster</text:h>
        <text:p text:style-name="wfrp-brödtext">Medan du har fraterniserat med rikemansfolk i Averheim har dina vänner hållit till i hamnområdet och bland annat undersökt de mord som på sista tiden plågat området. Under ett anfall av blödighet hjälpte du till vid undersökningen av ett av liken och fann då en märklig aura av svart magi kring de märkliga sticksår som kroppen bar på. </text:p>
        <text:list xml:id="list189858620" text:continue-numbering="true" text:style-name="L1">
          <text:list-item>
            <text:p text:style-name="P3"><text:span text:style-name="T3">Är</text:span> det någon form av gift? Isf vem har förmågan att framställa ett sådant potent och magiskt preparat?</text:p>
          </text:list-item>
          <text:list-item>
            <text:p text:style-name="P1">Det verkar som om även Luminary <text:span text:style-name="T2">Konrad Mauer</text:span> är intresserad av morden. Varför?</text:p>
          </text:list-item>
        </text:list>
        <text:h text:style-name="wfrp-rubrik-2" text:outline-level="10">Råttmän</text:h>
        <text:p text:style-name="wfrp-brödtext">Efter intermezzot vid utställningen, <text:span text:style-name="T1">The Southland Expedition</text:span>, framkom det att det var råttmän, så kallade <text:span text:style-name="T1">Skavens</text:span>, som låg bakom stölderna och mördandet. Till din förskräckelse verkar det som om de svagsinta människorna inte tror på att det finns råttmän som gnager på själva väven till deras så kallade civilisation.</text:p>
        <text:list xml:id="list1093928768" text:continue-numbering="true" text:style-name="L1">
          <text:list-item>
            <text:p text:style-name="P4">Finns det någon mening att försöka upplysa människorna om att deras bosättningar är underminerade av dessa kaosvarelser? </text:p>
          </text:list-item>
          <text:list-item>
            <text:p text:style-name="P2">Vad säger de övriga i äventyrargruppen efter ert möte med dessa besvansade kaosvarelser?</text:p>
          </text:list-item>
          <text:list-item>
            <text:p text:style-name="P3"><text:span text:style-name="T3">Någon vettig människa måste väl ändå känna till råttmännens existens? Luminary </text:span><text:span text:style-name="T4">Konrad Mauer</text:span><text:span text:style-name="T3"> i egenskap av upplyst trollkarl och medlem i </text:span><text:span text:style-name="T5">The Sun Society</text:span><text:span text:style-name="T3">? Kapten </text:span><text:span text:style-name="T4">Marcus Baerfaust</text:span><text:span text:style-name="T3"> måste väl ha stridit mot dessa varelser i någon av hans många kampanjer?</text:span> </text:p>
          </text:list-item>
        </text:list>
        <text:h text:style-name="P6" text:outline-level="10">Von Oppenheims böcker</text:h>
        <text:p text:style-name="wfrp-brödtext">Under ert möte med <text:span text:style-name="T6">Robertus von Oppenheim</text:span> på <text:span text:style-name="T1">The Collegium Theologica</text:span> (”Teologiska Kollegiet”) pratade professorn en hel del om två böcker;</text:p>
        <text:list xml:id="list206620032" text:continue-numbering="true" text:style-name="L1">
          <text:list-item>
            <text:p text:style-name="P3"><text:span text:style-name="T5">Mysterie</text:span><text:span text:style-name="T1"> Moste Devine</text:span> (författare okänd) – En teologisk text som föreslår att tro och endast tro är det enda sanna vapnet mot Kaos</text:p>
          </text:list-item>
          <text:list-item>
            <text:p text:style-name="P1"><text:span text:style-name="T1">Hammer of the Gods</text:span> (Institoris Kramer) – Mer på samma tema som Mysterie Moste Devine om än något mer balanserad enligt vad du har hört</text:p>
          </text:list-item>
        </text:list>
        <text:p text:style-name="wfrp-brödtext">Oppenheim verkade mycket beskyddande över dessa två skrifter, fattas bara med tanke på att det endast finns en handfull kända kopior av verken.</text:p>
        <text:list xml:id="list1482622495" text:continue-numbering="true" text:style-name="L1">
          <text:list-item>
            <text:p text:style-name="P3">Kommer du ge efter för din vetgirighet och be att få läsa i böckerna vid nästa tillfälle som ges? Vågar du riskera att det skär sig med professorn?</text:p>
          </text:list-item>
          <text:list-item>
            <text:p text:style-name="P1">Hur har Oppenheim kommit över dessa böcker? Hans kontaktnät och status måste vara större än du först trott.</text:p>
            <text:p text:style-name="P3"/>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60</meta:editing-cycles>
    <dc:date>2017-09-15T15:53:03</dc:date>
    <meta:editing-duration>P1DT13H29M19S</meta:editing-duration>
    <meta:printed-by>Ola Andersson</meta:printed-by>
    <meta:print-date>2015-03-03T09:42:47</meta:print-date>
    <meta:document-statistic meta:table-count="0" meta:image-count="0" meta:object-count="0" meta:page-count="2" meta:paragraph-count="45" meta:word-count="1105" meta:character-count="6540"/>
  </office:meta>
</office:document-meta>
</file>